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A56000001C2000001C2E39789F280F78A59.svg" manifest:media-type="image/svg+xml"/>
  <manifest:file-entry manifest:full-path="Pictures/100002010000001100000011427F0C791D745BAE.png" manifest:media-type="image/png"/>
  <manifest:file-entry manifest:full-path="Pictures/100004FB00000295000002FF3D0D1302FDCF4FEE.svg" manifest:media-type="image/svg+xml"/>
  <manifest:file-entry manifest:full-path="Pictures/10000201000000190000001D5383B2F96C9D78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50%"/>
      <style:text-properties fo:language="es" fo:country="AR" officeooo:rsid="000f5e04" officeooo:paragraph-rsid="000f5e04"/>
    </style:style>
    <style:style style:name="P2" style:family="paragraph" style:parent-style-name="Standard">
      <style:paragraph-properties fo:margin-top="0.101cm" fo:margin-bottom="0.101cm" loext:contextual-spacing="false" fo:line-height="150%"/>
      <style:text-properties fo:language="es" fo:country="AR" officeooo:rsid="000cb90b" officeooo:paragraph-rsid="000cb90b"/>
    </style:style>
    <style:style style:name="P3" style:family="paragraph" style:parent-style-name="Standard">
      <style:paragraph-properties fo:margin-top="0.101cm" fo:margin-bottom="0.101cm" loext:contextual-spacing="false" fo:line-height="150%"/>
      <style:text-properties fo:language="es" fo:country="AR" officeooo:rsid="000cb90b" officeooo:paragraph-rsid="000f5e04"/>
    </style:style>
    <style:style style:name="P4" style:family="paragraph" style:parent-style-name="Standard">
      <style:paragraph-properties fo:margin-top="0.101cm" fo:margin-bottom="0.101cm" loext:contextual-spacing="false" fo:line-height="150%"/>
      <style:text-properties fo:language="es" fo:country="AR" fo:font-weight="bold" officeooo:rsid="000cb90b" officeooo:paragraph-rsid="000f5e04" style:font-weight-asian="bold" style:font-weight-complex="bold"/>
    </style:style>
    <style:style style:name="P5" style:family="paragraph" style:parent-style-name="Standard">
      <style:paragraph-properties fo:margin-top="0.101cm" fo:margin-bottom="0.101cm" loext:contextual-spacing="false" fo:line-height="150%"/>
      <style:text-properties fo:language="es" fo:country="AR" fo:font-weight="bold" officeooo:rsid="000cb90b" officeooo:paragraph-rsid="000cb90b" style:font-weight-asian="bold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50%"/>
      <style:text-properties fo:language="es" fo:country="AR" fo:font-weight="bold" officeooo:rsid="000f5e04" officeooo:paragraph-rsid="000f5e04" style:font-weight-asian="bold" style:font-weight-complex="bold"/>
    </style:style>
    <style:style style:name="P7" style:family="paragraph" style:parent-style-name="Standard">
      <style:paragraph-properties fo:margin-top="0.101cm" fo:margin-bottom="0.101cm" loext:contextual-spacing="false" fo:line-height="150%"/>
      <style:text-properties fo:language="es" fo:country="AR" officeooo:rsid="000d641d" officeooo:paragraph-rsid="000d641d"/>
    </style:style>
    <style:style style:name="P8" style:family="paragraph" style:parent-style-name="Standard">
      <style:paragraph-properties fo:margin-top="0.101cm" fo:margin-bottom="0.101cm" loext:contextual-spacing="false" fo:line-height="150%"/>
      <style:text-properties officeooo:paragraph-rsid="000dc0a3"/>
    </style:style>
    <style:style style:name="P9" style:family="paragraph" style:parent-style-name="Standard">
      <style:paragraph-properties fo:margin-top="0.101cm" fo:margin-bottom="0.101cm" loext:contextual-spacing="false" fo:line-height="150%"/>
      <style:text-properties officeooo:rsid="000dc0a3" officeooo:paragraph-rsid="000dc0a3"/>
    </style:style>
    <style:style style:name="P10" style:family="paragraph" style:parent-style-name="Standard">
      <style:paragraph-properties fo:margin-top="0.101cm" fo:margin-bottom="0.101cm" loext:contextual-spacing="false" fo:line-height="150%"/>
      <style:text-properties officeooo:rsid="0011d884" officeooo:paragraph-rsid="0011d884"/>
    </style:style>
    <style:style style:name="P11" style:family="paragraph" style:parent-style-name="Standard">
      <style:paragraph-properties fo:margin-top="0.101cm" fo:margin-bottom="0.101cm" loext:contextual-spacing="false" fo:line-height="150%"/>
      <style:text-properties fo:font-weight="bold" officeooo:rsid="000dc0a3" officeooo:paragraph-rsid="000dc0a3" style:font-weight-asian="bold" style:font-weight-complex="bold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50%"/>
      <style:text-properties fo:language="es" fo:country="AR" officeooo:rsid="000dc0a3" officeooo:paragraph-rsid="00111caa"/>
    </style:style>
    <style:style style:name="P13" style:family="paragraph" style:parent-style-name="Standard" style:list-style-name="L1">
      <style:paragraph-properties fo:margin-top="0.101cm" fo:margin-bottom="0.101cm" loext:contextual-spacing="false" fo:line-height="150%"/>
      <style:text-properties fo:language="es" fo:country="AR" officeooo:rsid="000dc0a3" officeooo:paragraph-rsid="000dc0a3"/>
    </style:style>
    <style:style style:name="P14" style:family="paragraph" style:parent-style-name="Standard" style:list-style-name="L1">
      <style:paragraph-properties fo:margin-top="0.101cm" fo:margin-bottom="0.101cm" loext:contextual-spacing="false" fo:line-height="150%"/>
      <style:text-properties fo:language="es" fo:country="AR" officeooo:rsid="000bc9ba" officeooo:paragraph-rsid="000dc0a3"/>
    </style:style>
    <style:style style:name="P15" style:family="paragraph" style:parent-style-name="Standard" style:list-style-name="L1">
      <style:paragraph-properties fo:margin-top="0.101cm" fo:margin-bottom="0.101cm" loext:contextual-spacing="false" fo:line-height="150%"/>
      <style:text-properties fo:language="es" fo:country="AR" officeooo:rsid="000bc9ba" officeooo:paragraph-rsid="000f2cc7"/>
    </style:style>
    <style:style style:name="P16" style:family="paragraph" style:parent-style-name="Standard" style:list-style-name="L1">
      <style:paragraph-properties fo:margin-top="0.101cm" fo:margin-bottom="0.101cm" loext:contextual-spacing="false" fo:line-height="150%"/>
      <style:text-properties fo:language="es" fo:country="AR" officeooo:rsid="00111caa" officeooo:paragraph-rsid="00111caa"/>
    </style:style>
    <style:style style:name="P17" style:family="paragraph" style:parent-style-name="Standard" style:list-style-name="L1">
      <style:paragraph-properties fo:margin-top="0.101cm" fo:margin-bottom="0.101cm" loext:contextual-spacing="false" fo:line-height="150%"/>
      <style:text-properties officeooo:rsid="00111caa" officeooo:paragraph-rsid="00111caa"/>
    </style:style>
    <style:style style:name="P18" style:family="paragraph" style:parent-style-name="Footer">
      <style:text-properties fo:font-size="10pt" officeooo:rsid="001179fb" officeooo:paragraph-rsid="0014b5c9" style:font-size-asian="10pt" style:font-size-complex="10pt"/>
    </style:style>
    <style:style style:name="T1" style:family="text">
      <style:text-properties officeooo:rsid="00154c35"/>
    </style:style>
    <style:style style:name="T2" style:family="text">
      <style:text-properties fo:language="es" fo:country="AR"/>
    </style:style>
    <style:style style:name="T3" style:family="text">
      <style:text-properties fo:language="es" fo:country="AR" officeooo:rsid="000d641d"/>
    </style:style>
    <style:style style:name="T4" style:family="text">
      <style:text-properties officeooo:rsid="000d641d"/>
    </style:style>
    <style:style style:name="T5" style:family="text">
      <style:text-properties officeooo:rsid="000dc0a3"/>
    </style:style>
    <style:style style:name="T6" style:family="text">
      <style:text-properties officeooo:rsid="000f2cc7"/>
    </style:style>
    <style:style style:name="T7" style:family="text">
      <style:text-properties officeooo:rsid="000f5e04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48dbb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1caa" style:font-weight-asian="bold" style:font-weight-complex="bold"/>
    </style:style>
    <style:style style:name="T13" style:family="text">
      <style:text-properties officeooo:rsid="00111caa"/>
    </style:style>
    <style:style style:name="T14" style:family="text">
      <style:text-properties officeooo:rsid="00148dbb"/>
    </style:style>
    <style:style style:name="T15" style:family="text">
      <style:text-properties officeooo:rsid="0014b5c9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énero y <text:span text:style-name="T15">Comportamiento Humano</text:span>, <text:span text:style-name="T14">16 de junio de 2020</text:span></text:p>
      <text:p text:style-name="P2">Actividad de anotación web colaborativa <text:span text:style-name="T14">#</text:span>1</text:p>
      <text:p text:style-name="P2"/>
      <text:p text:style-name="P4">Resumen</text:p>
      <text:p text:style-name="P3"><text:span text:style-name="T7">A</text:span>notaremos colaborativamente dos textos para fomentar su lectura crítica y la construcción colaborativa de conocim<text:span text:style-name="T4">i</text:span>ento.</text:p>
      <text:p text:style-name="P2"/>
      <text:p text:style-name="P5">Introducción</text:p>
      <text:p text:style-name="P7">La anotación web permite llevar a los <text:span text:style-name="T14">documentos</text:span> en la web la útil práctica de anotar lo que leemos, promoviendo <text:span text:style-name="T7">su</text:span> lectura crítica. Además, la anotación web <text:span text:style-name="T8">colaborativa</text:span> ofrece un espacio de encuentro en <text:span text:style-name="T14">estos textos</text:span>. Esto facilita su discusión remota y asíncrona, y promueve la construcción colaborativa de conocimiento.</text:p>
      <text:p text:style-name="P7">En esta oportunidad, usaremos el servicio de anotación web Hypothesis para anotar colaborativamente dos artículos periodísticos.</text:p>
      <text:p text:style-name="P7"/>
      <text:p text:style-name="P6">Cómo anotar</text:p>
      <text:p text:style-name="P7">En el bloque <text:span text:style-name="T14">correspondiente a la clase de hoy </text:span>en el campus virtual, encontrarán dos actividades identificadas con <text:span text:style-name="T7">el ícono </text:span><text:span text:style-name="T7"><draw:frame draw:style-name="fr1" draw:name="Image1" text:anchor-type="as-char" svg:y="-0.4cm" svg:width="0.45cm" svg:height="0.499cm" draw:z-index="0"><draw:image xlink:href="Pictures/100004FB00000295000002FF3D0D1302FDCF4FEE.svg" xlink:type="simple" xlink:show="embed" xlink:actuate="onLoad" loext:mime-type="image/svg+xml"/><draw:image xlink:href="Pictures/10000201000000190000001D5383B2F96C9D78EA.png" xlink:type="simple" xlink:show="embed" xlink:actuate="onLoad"/></draw:frame></text:span><text:span text:style-name="T7">:</text:span> <text:span text:style-name="T10">Anotación web: Diferencias biológicas</text:span>, y <text:span text:style-name="T8">Anotación web: Loca, loca, loca</text:span>. Estos son los textos que anotaremos <text:span text:style-name="T14">entre todxs</text:span>.</text:p>
      <text:p text:style-name="P8"><text:span text:style-name="T3">En el mismo bloque encontrarán un enlace al recurso </text:span><text:a xlink:type="simple" xlink:href="https://anotacionweb.com/anotar-con-hypothesis/" text:style-name="Internet_20_link" text:visited-style-name="Visited_20_Internet_20_Link"><text:span text:style-name="T8">Anotación web con Hypothesis: primeros pasos</text:span></text:a><text:span text:style-name="T8">,</text:span> <text:span text:style-name="T4">con los pasos básicos 1 a 6 para anotar con esta herramienta.</text:span></text:p>
      <text:p text:style-name="P10"><text:span text:style-name="T14">Tener en cuenta que s</text:span>i varias personas están anotando al mismo tiempo, el botón <draw:frame draw:style-name="fr2" draw:name="Image3" text:anchor-type="as-char" svg:y="-0.4cm" svg:width="0.499cm" svg:height="0.499cm" draw:z-index="1"><draw:image xlink:href="Pictures/10000A56000001C2000001C2E39789F280F78A59.svg" xlink:type="simple" xlink:show="embed" xlink:actuate="onLoad" loext:mime-type="image/svg+xml"/><draw:image xlink:href="Pictures/100002010000001100000011427F0C791D745BAE.png" xlink:type="simple" xlink:show="embed" xlink:actuate="onLoad"/></draw:frame><text:s/><text:span text:style-name="T9">Show new/updated annotations (Mostrar anotaciones nuevas/actualizadas)</text:span><text:span text:style-name="T14"> </text:span>aparecerá en la barra lateral para descargar nuevas anotaciones.</text:p>
      <text:p text:style-name="P9"><text:span text:style-name="T7">Cabe aclarar que t</text:span>odas las anotaciones que hagamos en el marco de esta <text:span text:style-name="T7">actividad </text:span>serán visibles únicamente para los participantes de este curso.</text:p>
      <text:p text:style-name="P9"/>
      <text:p text:style-name="P11">Consigna</text:p>
      <text:list xml:id="list1799727716" text:style-name="L1">
        <text:list-item>
          <text:p text:style-name="P12"><text:soft-page-break/>Leer los artículos detenidamente y anotar los fragmentos que resulten de interés. <text:span text:style-name="T13">Los artículos y las discusiones generadas serán puestas en común en la clase del 30/06/2020.</text:span></text:p>
        </text:list-item>
        <text:list-item>
          <text:p text:style-name="P12"><text:span text:style-name="T13">Cada estudiante podrá publicar tantas anotaciones y respuestas como desee. Sin embargo, deberá publicar </text:span><text:span text:style-name="T12">un mínimo de 2 anotaciones por artículo antes de la clase del 23/06/2020, y un mínimo de 2 respuestas, también por artículo, antes de la clase del 30/06/2020.</text:span></text:p>
        </text:list-item>
        <text:list-item>
          <text:p text:style-name="P13">Las anotaciones deben <text:span text:style-name="T11">enriquecer el texto</text:span>, ya sea expresando inquietudes, opiniones, o sumando información adicional debidamente citada. Algunos tipos de anotaciones posibles incluyen:</text:p>
          <text:list>
            <text:list-item>
              <text:p text:style-name="P14">res<text:span text:style-name="T5">úmenes o</text:span> paráfrasis de partes <text:span text:style-name="T5">complejas;</text:span></text:p>
            </text:list-item>
            <text:list-item>
              <text:p text:style-name="P14">enlaces a recursos externos (artículos periodísticos, <text:span text:style-name="T5">sitios web</text:span>, etc), o a otros recursos de la materia, <text:span text:style-name="T6">que aclaren puntos poco claros, los refuten, sumen información o amplíen los puntos de vista;</text:span></text:p>
            </text:list-item>
            <text:list-item>
              <text:p text:style-name="P14">definiciones, con referencias;</text:p>
            </text:list-item>
            <text:list-item>
              <text:p text:style-name="P14">enlaces, imágenes o videos sobre <text:span text:style-name="T5">las entidades (</text:span>personas, lugares, <text:span text:style-name="T5">etc) m</text:span>encionadas en el texto;</text:p>
            </text:list-item>
            <text:list-item>
              <text:p text:style-name="P14">opiniones, <text:span text:style-name="T6">reflexiones e</text:span> <text:span text:style-name="T1">interpretaciones, debidamente justificadas;</text:span></text:p>
            </text:list-item>
            <text:list-item>
              <text:p text:style-name="P15">preguntas.</text:p>
            </text:list-item>
          </text:list>
        </text:list-item>
        <text:list-item>
          <text:p text:style-name="P16">Las anotaciones no tienen por qué limitarse a estos ejemplos, y cualquier anotación que enriquezca el texto o promueva el debate respetuoso será bienvenida.</text:p>
        </text:list-item>
        <text:list-item>
          <text:p text:style-name="P17"><text:span text:style-name="T2">Una estrategia posible es primero hacer anotaciones borrador de forma privada mientras anotamos, y luego editarlas y hacer públicas las que consideremos pertinent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179fb" officeooo:paragraph-rsid="0014b5c9" style:font-size-asian="10pt" style:font-size-complex="10pt"/>
    </style:style>
    <style:style style:name="MT1" style:family="text"/>
    <style:style style:name="MT2" style:family="text">
      <style:text-properties officeooo:rsid="0014b5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Género y Comportamiento Humano <text:tab/>© <text:a xlink:type="simple" xlink:href="https://diegodlh.conversodromo.com.ar/" text:style-name="Internet_20_link" text:visited-style-name="Visited_20_Internet_20_Link">Diego de la Hera</text:a> | <text:a xlink:type="simple" xlink:href="https://anotacionweb.com/" text:style-name="Internet_20_link" text:visited-style-name="Visited_20_Internet_20_Link">anotacionweb.com</text:a><text:tab/>Página <text:page-number text:select-page="current">2</text:page-number></text:p>
        <text:p text:style-name="MP1">Actividad de anotación web <text:span text:style-name="MT2">1</text:span><text:tab/><text:a xlink:type="simple" xlink:href="https://creativecommons.org/licenses/by/4.0/deed.es" text:style-name="Internet_20_link" text:visited-style-name="Visited_20_Internet_20_Link">CC BY 4.0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1:17:46.095747979</meta:creation-date>
    <meta:generator>LibreOffice/6.0.7.3$Linux_X86_64 LibreOffice_project/00m0$Build-3</meta:generator>
    <dc:date>2020-09-09T19:29:48.336018756</dc:date>
    <dc:creator>Diego de la Hera</dc:creator>
    <meta:editing-duration>PT1H25M45S</meta:editing-duration>
    <meta:editing-cycles>8</meta:editing-cycles>
    <meta:document-statistic meta:table-count="0" meta:image-count="2" meta:object-count="0" meta:page-count="2" meta:paragraph-count="26" meta:word-count="451" meta:character-count="2982" meta:non-whitespace-character-count="2566"/>
  </office:meta>
</office:document-meta>
</file>